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Bitstream Charter" svg:font-family="'Bitstream Charter'"/>
    <style:font-face style:name="StarSymbol" svg:font-family="StarSymbol"/>
    <style:font-face style:name="Tahoma1" svg:font-family="Tahoma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 style:list-style-name="L1">
      <style:paragraph-properties fo:line-height="150%"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fo:font-size="12pt" style:font-size-asian="12pt" style:font-size-complex="12pt"/>
    </style:style>
    <style:style style:name="P7" style:family="paragraph" style:parent-style-name="Standard" style:list-style-name="L1">
      <style:paragraph-properties fo:line-height="150%" fo:text-align="start" style:justify-single-word="false"/>
      <style:text-properties fo:font-size="12pt" style:font-size-asian="12pt" style:font-size-complex="12pt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fo:font-size="12pt" style:font-size-asian="12pt" style:font-size-complex="12pt"/>
    </style:style>
    <style:style style:name="P9" style:family="paragraph" style:parent-style-name="Standard" style:list-style-name="L1">
      <style:paragraph-properties fo:line-height="150%" fo:text-align="start" style:justify-single-word="false"/>
      <style:text-properties fo:font-size="12pt" style:font-size-asian="12pt" style:font-size-complex="12pt"/>
    </style:style>
    <style:style style:name="P10" style:family="paragraph" style:parent-style-name="Standard" style:list-style-name="L1">
      <style:paragraph-properties fo:line-height="150%" fo:text-align="start" style:justify-single-word="false"/>
      <style:text-properties fo:font-size="12pt" style:font-size-asian="12pt" style:font-size-complex="12pt"/>
    </style:style>
    <style:style style:name="P11" style:family="paragraph" style:parent-style-name="Standard" style:list-style-name="L1">
      <style:paragraph-properties fo:line-height="150%" fo:text-align="start" style:justify-single-word="false"/>
      <style:text-properties fo:font-size="12pt" style:font-size-asian="12pt" style:font-size-complex="12pt"/>
    </style:style>
    <style:style style:name="P12" style:family="paragraph" style:parent-style-name="Standard" style:list-style-name="L1">
      <style:paragraph-properties fo:line-height="150%" fo:text-align="start" style:justify-single-word="false"/>
      <style:text-properties fo:font-size="12pt" style:font-size-asian="12pt" style:font-size-complex="12pt"/>
    </style:style>
    <style:style style:name="P13" style:family="paragraph" style:parent-style-name="Standard" style:list-style-name="L1">
      <style:paragraph-properties fo:line-height="150%" fo:text-align="start" style:justify-single-word="false"/>
      <style:text-properties fo:font-size="12pt" style:font-size-asian="12pt" style:font-size-complex="12pt"/>
    </style:style>
    <style:style style:name="P14" style:family="paragraph" style:parent-style-name="Standard" style:list-style-name="L1">
      <style:paragraph-properties fo:line-height="150%" fo:text-align="start" style:justify-single-word="false"/>
      <style:text-properties fo:font-size="12pt" style:font-size-asian="12pt" style:font-size-complex="12pt"/>
    </style:style>
    <style:style style:name="P15" style:family="paragraph" style:parent-style-name="Standard" style:list-style-name="L1">
      <style:paragraph-properties fo:line-height="150%" fo:text-align="start" style:justify-single-word="false"/>
      <style:text-properties fo:font-size="12pt" style:font-size-asian="12pt" style:font-size-complex="12pt"/>
    </style:style>
    <style:style style:name="P16" style:family="paragraph" style:parent-style-name="Standard" style:list-style-name="L1">
      <style:paragraph-properties fo:line-height="150%" fo:text-align="start" style:justify-single-word="false"/>
      <style:text-properties fo:font-size="12pt" style:font-size-asian="12pt" style:font-size-complex="12pt"/>
    </style:style>
    <style:style style:name="P17" style:family="paragraph" style:parent-style-name="Standard" style:list-style-name="L1">
      <style:paragraph-properties fo:line-height="150%" fo:text-align="start" style:justify-single-word="false"/>
      <style:text-properties fo:font-size="12pt" style:font-size-asian="12pt" style:font-size-complex="12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ice tesi Alessio Di Fazio</text:p>
      <text:p text:style-name="P1"/>
      <text:list text:style-name="L1">
        <text:list-item>
          <text:p text:style-name="P2">Introduzione</text:p>
        </text:list-item>
        <text:list-item>
          <text:p text:style-name="P2">Stato dell'arte</text:p>
          <text:list>
            <text:list-item>
              <text:p text:style-name="P2">Panoramica sui sistemi di emulazione</text:p>
              <text:list>
                <text:list-item>
                  <text:p text:style-name="P2">Classificazione dei sistemi di emulazione</text:p>
                </text:list-item>
                <text:list-item>
                  <text:p text:style-name="P2">Funzionalità offerte dai sistemi di emulazione conosciuti</text:p>
                </text:list-item>
              </text:list>
            </text:list-item>
            <text:list-item>
              <text:p text:style-name="P2">Flessibilità nell'emulazione di reti</text:p>
              <text:list>
                <text:list-item>
                  <text:p text:style-name="P2">Creazione di configurazioni di reti complesse</text:p>
                  <text:list>
                    <text:list-item>
                      <text:p text:style-name="P2">Sistemi a confronto</text:p>
                    </text:list-item>
                    <text:list-item>
                      <text:p text:style-name="P2">Interfacce grafiche di supporto</text:p>
                    </text:list-item>
                    <text:list-item>
                      <text:p text:style-name="P2">Flessibilità delle interfacce grafiche nei sistemi esistenti</text:p>
                    </text:list-item>
                  </text:list>
                </text:list-item>
                <text:list-item>
                  <text:p text:style-name="P2">L'evoluzione di VisualNetkit</text:p>
                  <text:list>
                    <text:list-item>
                      <text:p text:style-name="P2">I limiti delle prime versioni</text:p>
                    </text:list-item>
                    <text:list-item>
                      <text:p text:style-name="P2">Le migliorie introdott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Il contesto ed i requisiti</text:p>
          <text:list>
            <text:list-item>
              <text:p text:style-name="P2">Ideazione</text:p>
            </text:list-item>
            <text:list-item>
              <text:p text:style-name="P2">Individuazione e formalizzazione dei requisiti</text:p>
              <text:list>
                <text:list-item>
                  <text:p text:style-name="P2">Requisiti funzionali</text:p>
                  <text:list>
                    <text:list-item>
                      <text:p text:style-name="P2">Stesura preliminare delle funzionalità di base</text:p>
                    </text:list-item>
                    <text:list-item>
                      <text:p text:style-name="P2">L'evoluzione dei requisiti dopo le prime iterazioni</text:p>
                    </text:list-item>
                  </text:list>
                </text:list-item>
                <text:list-item>
                  <text:p text:style-name="P2">Requisiti non funzionali</text:p>
                  <text:list>
                    <text:list-item>
                      <text:p text:style-name="P2">I primi requisiti qualitativi</text:p>
                    </text:list-item>
                  </text:list>
                </text:list-item>
              </text:list>
            </text:list-item>
            <text:list-item>
              <text:p text:style-name="P2">Analisi architetturale</text:p>
              <text:list>
                <text:list-item>
                  <text:p text:style-name="P2">Definizione dell'architettura di base</text:p>
                </text:list-item>
                <text:list-item>
                  <text:p text:style-name="P2">Rapporto con gli ambienti esistenti</text:p>
                </text:list-item>
                <text:list-item>
                  <text:p text:style-name="P2">I limiti di un'architettura monolitica</text:p>
                </text:list-item>
                <text:list-item>
                  <text:p text:style-name="P2">L'adozione di un'architettura modulare</text:p>
                </text:list-item>
              </text:list>
            </text:list-item>
            <text:list-item>
              <text:p text:style-name="P2">Il processo di sviluppo adottato</text:p>
            </text:list-item>
            <text:list-item>
              <text:p text:style-name="P2">Scelte tecnologiche</text:p>
            </text:list-item>
          </text:list>
        </text:list-item>
        <text:list-item>
          <text:p text:style-name="P2">Progettazione e realizzazione</text:p>
          <text:list>
            <text:list-item>
              <text:p text:style-name="P2">Introduzione all'architettura</text:p>
              <text:list>
                <text:list-item>
                  <text:p text:style-name="P2">Elementi architetturali</text:p>
                </text:list-item>
                <text:list-item>
                  <text:p text:style-name="P2"><text:soft-page-break/>Relazioni tra gli elementi architetturali</text:p>
                </text:list-item>
              </text:list>
            </text:list-item>
            <text:list-item>
              <text:p text:style-name="P2">Composizione e realizzazione dell'architettura</text:p>
              <text:list>
                <text:list-item>
                  <text:p text:style-name="P2">Suddivisione orizzontale e verticale</text:p>
                  <text:list>
                    <text:list-item>
                      <text:p text:style-name="P2">Stratificazione orizzontale degli elementi architetturali</text:p>
                      <text:list>
                        <text:list-item>
                          <text:p text:style-name="P2">Interfaccia utente</text:p>
                          <text:list>
                            <text:list-item>
                              <text:p text:style-name="P2">Grafica vettoriale in 2</text:p>
                              <text:list>
                                <text:list-item>
                                  <text:p text:style-name="P2">Elementi grafici come vista per gli elementi di basso livello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">Gli handlers</text:p>
                          <text:list>
                            <text:list-item>
                              <text:p text:style-name="P2">Handlers per gli oggetti del grafo</text:p>
                            </text:list-item>
                            <text:list-item>
                              <text:p text:style-name="P2">I property handlers</text:p>
                            </text:list-item>
                          </text:list>
                        </text:list-item>
                        <text:list-item>
                          <text:p text:style-name="P2">L'Undo Framework</text:p>
                        </text:list-item>
                        <text:list-item>
                          <text:p text:style-name="P2">Facade controllers</text:p>
                        </text:list-item>
                        <text:list-item>
                          <text:p text:style-name="P2">Il core</text:p>
                          <text:list>
                            <text:list-item>
                              <text:p text:style-name="P2">Un primo tentativo di modellazione di una rete</text:p>
                            </text:list-item>
                            <text:list-item>
                              <text:p text:style-name="P2">Un modello semplice ma efficace</text:p>
                            </text:list-item>
                          </text:list>
                        </text:list-item>
                        <text:list-item>
                          <text:p text:style-name="P2">La persistenza</text:p>
                        </text:list-item>
                      </text:list>
                    </text:list-item>
                    <text:list-item>
                      <text:p text:style-name="P2">Composizione verticale degli elementi architetturali</text:p>
                      <text:list>
                        <text:list-item>
                          <text:p text:style-name="P2">I mappers</text:p>
                        </text:list-item>
                        <text:list-item>
                          <text:p text:style-name="P2">Il plugin framework</text:p>
                        </text:list-item>
                      </text:list>
                    </text:list-item>
                    <text:list-item>
                      <text:p text:style-name="P2">Relazioni tra elementi</text:p>
                    </text:list-item>
                  </text:list>
                </text:list-item>
              </text:list>
            </text:list-item>
            <text:list-item>
              <text:p text:style-name="P2">Strumenti di supporto alla realizzazione</text:p>
              <text:list>
                <text:list-item>
                  <text:p text:style-name="P2">Il framework Qt</text:p>
                </text:list-item>
                <text:list-item>
                  <text:p text:style-name="P2">Altri strumenti secondari</text:p>
                </text:list-item>
              </text:list>
            </text:list-item>
            <text:list-item>
              <text:p text:style-name="P2">Architettura basata su plugins</text:p>
              <text:list>
                <text:list-item>
                  <text:p text:style-name="P2">Progettazione del framework</text:p>
                  <text:list>
                    <text:list-item>
                      <text:p text:style-name="P2">Rischio di perdita di concretezza</text:p>
                      <text:list>
                        <text:list-item>
                          <text:p text:style-name="P2">Una prima soluzione troppo generale</text:p>
                        </text:list-item>
                        <text:list-item>
                          <text:p text:style-name="P2">La soluzione definitiva</text:p>
                        </text:list-item>
                      </text:list>
                    </text:list-item>
                    <text:list-item>
                      <text:p text:style-name="P2">Modularità nella soluzione adottata</text:p>
                    </text:list-item>
                    <text:list-item>
                      <text:p text:style-name="P2">I limiti di un plugin</text:p>
                    </text:list-item>
                    <text:list-item>
                      <text:p text:style-name="P2">Definizione di un plugin</text:p>
                    </text:list-item>
                  </text:list>
                </text:list-item>
                <text:list-item>
                  <text:p text:style-name="P2">Integrazione del framework</text:p>
                  <text:list>
                    <text:list-item>
                      <text:p text:style-name="P2">Problematiche di adattamento con il sistema esistente</text:p>
                    </text:list-item>
                  </text:list>
                </text:list-item>
                <text:list-item>
                  <text:p text:style-name="P2">L'evoluzione gerarchica delle proprietà dei plugins</text:p>
                  <text:list>
                    <text:list-item>
                      <text:p text:style-name="P2"><text:soft-page-break/>Assunzione di una maggior flessibilità</text:p>
                      <text:list>
                        <text:list-item>
                          <text:p text:style-name="P2">Un approccio gerarchico di proprietà</text:p>
                        </text:list-item>
                      </text:list>
                    </text:list-item>
                    <text:list-item>
                      <text:p text:style-name="P2">Il rapporto con configurazioni di reti complesse</text:p>
                    </text:list-item>
                    <text:list-item>
                      <text:p text:style-name="P2">Soluzioni offerte da altri sistemi esistent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Esempi di configurazioni complesse di reti virtuali</text:p>
          <text:list>
            <text:list-item>
              <text:p text:style-name="P2">Caso di studio 1: ...</text:p>
            </text:list-item>
            <text:list-item>
              <text:p text:style-name="P2">Caso di studio 2: ...</text:p>
            </text:list-item>
          </text:list>
        </text:list-item>
        <text:list-item>
          <text:p text:style-name="P2">Conclusioni</text:p>
        </text:list-item>
        <text:list-item>
          <text:p text:style-name="P2">Sviluppi futur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Charter" svg:font-family="'Bitstream Charter'"/>
    <style:font-face style:name="StarSymbol" svg:font-family="StarSymbol"/>
    <style:font-face style:name="Tahoma1" svg:font-family="Tahoma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Charter" fo:font-size="12pt" fo:language="it" fo:country="IT" style:letter-kerning="true" style:font-name-asian="Bitstream Vera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Charter" fo:font-size="14pt" style:font-name-asian="Bitstream Vera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Charter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Charter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Charter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lessio Di Fazio</meta:initial-creator>
    <meta:creation-date>2008-07-31T15:27:21</meta:creation-date>
    <dc:creator>Alessio Di Fazio</dc:creator>
    <dc:date>2008-07-31T16:25:16</dc:date>
    <meta:editing-cycles>6</meta:editing-cycles>
    <meta:editing-duration>PT57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5" meta:word-count="307" meta:character-count="2317"/>
  </office:meta>
</office:document-meta>
</file>